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64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773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d773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d8d5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8" style:family="table-cell" style:parent-style-name="Default">
      <style:table-cell-properties fo:border-bottom="0.99pt solid #000000" fo:background-color="#fd773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solid #000000" fo:background-color="#fd8d5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8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9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4:30hs</text:span></text:p>
          </table:table-cell>
          <table:table-cell office:value-type="string" calcext:value-type="string">
            <text:p><text:span text:style-name="T1">03:00hs: Galactic</text:span></text:p>
            <text:p><text:span text:style-name="T1">Gym</text:span></text:p>
            <text:p><text:span text:style-name="T2">03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6:0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3:30hs:</text:span></text:p>
            <text:p><text:span text:style-name="T1">Desayuno</text:span></text:p>
            <text:p><text:span text:style-name="T2">04:00hs</text:span></text:p>
          </table:table-cell>
          <table:table-cell office:value-type="string" calcext:value-type="string">
            <text:p><text:span text:style-name="T1">06:00hs:</text:span></text:p>
            <text:p><text:span text:style-name="T1">Desayuno</text:span></text:p>
            <text:p><text:span text:style-name="T2">06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Investigación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6:30hs:</text:span></text:p>
            <text:p><text:span text:style-name="T1">Zonda:</text:span></text:p>
            <text:p><text:span text:style-name="T1">Programación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Zonda:</text:span></text:p>
            <text:p><text:span text:style-name="T1">Solicitud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Zonda:</text:span></text:p>
            <text:p><text:span text:style-name="T1">Solicitud</text:span></text:p>
            <text:p><text:span text:style-name="T2">13:00hs</text:span></text:p>
          </table:table-cell>
          <table:table-cell office:value-type="string" calcext:value-type="string">
            <text:p><text:span text:style-name="T1">04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2:3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</text:span></text:p>
            <text:p><text:span text:style-name="T1">Zonda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Investigación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Solicitud</text:span></text:p>
            <text:p><text:span text:style-name="T2">16:50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5:0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Zonda:</text:span></text:p>
            <text:p><text:span text:style-name="T1">Solicitud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Zonda:</text:span></text:p>
            <text:p><text:span text:style-name="T1">Investigación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12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Zonda:</text:span></text:p>
            <text:p><text:span text:style-name="T1">Investigación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5:20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Investigación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3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Zonda:</text:span></text:p>
            <text:p><text:span text:style-name="T1">Solicitud</text:span></text:p>
            <text:p><text:span text:style-name="T2">22:15hs</text:span></text:p>
          </table:table-cell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3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00hs:</text:span></text:p>
            <text:p><text:span text:style-name="T1">Zonda:</text:span></text:p>
            <text:p><text:span text:style-name="T1">Programación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3:00hs</text:p>
            <text:p>-</text:p>
            <text:p>03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2:00hs</text:p>
            <text:p>-</text:p>
            <text:p>23:00hs</text:p>
          </table:table-cell>
          <table:table-cell table:style-name="ce82" office:value-type="string" calcext:value-type="string">
            <text:p>22:30hs</text:p>
            <text:p>-</text:p>
            <text:p>00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37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08:23:08.4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41M54S</meta:editing-duration>
    <meta:editing-cycles>73</meta:editing-cycles>
    <meta:generator>LibreOffice/7.3.3.2$Windows_X86_64 LibreOffice_project/d1d0ea68f081ee2800a922cac8f79445e4603348</meta:generator>
    <dc:date>2024-07-20T11:37:11.905000000</dc:date>
    <meta:document-statistic meta:table-count="1" meta:cell-count="93" meta:object-count="0"/>
    <meta:user-defined meta:name="ProgId">Excel.Sheet</meta:user-defined>
  </office:meta>
</office:document-meta>
</file>